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30000008D0A79701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roid Sans Fallback1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1pt" fo:font-weight="bold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8pt" fo:font-weight="bold" style:font-size-asian="7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size="10pt" fo:font-weight="bold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1pt" style:font-size-asian="11pt" style:font-size-complex="11pt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use-window-font-color="true" fo:font-size="11pt" style:font-size-asian="11pt" style:font-size-complex="11pt"/>
    </style:style>
    <style:style style:name="P26" style:family="paragraph" style:parent-style-name="Standard" style:list-style-name="L6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style:text-position="super 58%" style:font-name="Times New Roman1" fo:font-size="20pt" style:font-name-asian="Times New Roman1" style:font-size-asian="20pt" style:font-name-complex="Times New Roman1" style:font-size-complex="20pt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font-name="Times New Roman1" style:font-name-asian="Droid Sans Fallback1" style:font-name-complex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898in" fo:text-indent="-0.25in" fo:margin-left="2.78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8in" fo:text-indent="-0.25in" fo:margin-left="3.03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98in" fo:text-indent="-0.25in" fo:margin-left="3.2898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nal Project Specifications</text:p>
      <text:p text:style-name="P3">4002-XXX</text:p>
      <text:p text:style-name="P11"/>
      <text:p text:style-name="P4">(These specifications may be changed by the instructor at any time)</text:p>
      <text:p text:style-name="P8"/>
      <text:p text:style-name="P6"><text:tab/><text:span text:style-name="T4">Purpose: </text:span></text:p>
      <text:p text:style-name="P10"><text:span text:style-name="T4"><text:tab/></text:span>You will be required to produce licensed open source software. </text:p>
      <text:p text:style-name="P9"><text:tab/>Projects must be approved by the instructor.</text:p>
      <text:p text:style-name="P10"><text:tab/>Project may be:</text:p>
      <text:list xml:id="list648606049" text:style-name="L1">
        <text:list-item>
          <text:p text:style-name="P18">Desktop application </text:p>
        </text:list-item>
        <text:list-item>
          <text:p text:style-name="P18">Server software </text:p>
        </text:list-item>
        <text:list-item>
          <text:p text:style-name="P18">Software libraries </text:p>
        </text:list-item>
        <text:list-item>
          <text:p text:style-name="P18">Framework </text:p>
        </text:list-item>
        <text:list-item>
          <text:p text:style-name="P18">Service </text:p>
        </text:list-item>
        <text:list-item>
          <text:p text:style-name="P18">Tweaking package </text:p>
        </text:list-item>
        <text:list-item>
          <text:p text:style-name="P18">Game</text:p>
        </text:list-item>
        <text:list-item>
          <text:p text:style-name="P18">Collection of widgets or screenlets</text:p>
        </text:list-item>
        <text:list-item>
          <text:p text:style-name="P18">Library interfacing package </text:p>
        </text:list-item>
        <text:list-item>
          <text:p text:style-name="P18">Command line or graphic utilities</text:p>
        </text:list-item>
        <text:list-item>
          <text:p text:style-name="P18">Front-end to existing library/package</text:p>
        </text:list-item>
        <text:list-item>
          <text:p text:style-name="P18">Port of a non-Linux application</text:p>
        </text:list-item>
        <text:list-item>
          <text:p text:style-name="P20"><text:span text:style-name="T5">Android</text:span><text:span text:style-name="T2">TM</text:span><text:span text:style-name="T5"> application (with permission)</text:span></text:p>
        </text:list-item>
        <text:list-item>
          <text:p text:style-name="P18">Other type of software (with permission). </text:p>
        </text:list-item>
      </text:list>
      <text:p text:style-name="P12"/>
      <text:p text:style-name="P13"><text:tab/>Project Guidelines:</text:p>
      <text:list xml:id="list944767843" text:style-name="L2">
        <text:list-item>
          <text:p text:style-name="P19">Projects may be done as a group or individually</text:p>
        </text:list-item>
        <text:list-item>
          <text:p text:style-name="P19">Projects may or may not have a GUI</text:p>
        </text:list-item>
        <text:list-item>
          <text:p text:style-name="P19">Projects may leverage existing <text:span text:style-name="T6">open source</text:span> code, projects, frameworks, libraries, SDKs or utilities</text:p>
        </text:list-item>
        <text:list-item>
          <text:p text:style-name="P19">Projects may use open source GUI designing/building tools</text:p>
        </text:list-item>
        <text:list-item>
          <text:p text:style-name="P19">Projects may be done in a variety of languages, or even multiple languages</text:p>
        </text:list-item>
        <text:list-item>
          <text:p text:style-name="P19">Projects will only be released if code quality is acceptable</text:p>
        </text:list-item>
        <text:list-item>
          <text:p text:style-name="P19">Project creators may choose the open source license to use</text:p>
        </text:list-item>
        <text:list-item>
          <text:p text:style-name="P19">Project creators may license to more than one license</text:p>
        </text:list-item>
        <text:list-item>
          <text:p text:style-name="P19">Project creators may number version in any way they want as long as it follows the conventions of an RPM or DEB file</text:p>
        </text:list-item>
        <text:list-item>
          <text:p text:style-name="P19">Project creators may choose to use any open source debugging or testing tool. </text:p>
        </text:list-item>
        <text:list-item>
          <text:p text:style-name="P19">Project creators may use any open source IDE </text:p>
        </text:list-item>
        <text:list-item>
          <text:p text:style-name="P21">You may claim your work under the names of you and your group members. You may use this on your resume and continue development. </text:p>
        </text:list-item>
      </text:list>
      <text:p text:style-name="P16"/>
      <text:p text:style-name="P5"><text:tab/>Project Requirements:</text:p>
      <text:list xml:id="list1376123211" text:style-name="L3">
        <text:list-item>
          <text:p text:style-name="P22">All projects must be approved by the instructor</text:p>
        </text:list-item>
        <text:list-item>
          <text:p text:style-name="P23">Project <text:span text:style-name="T4">must</text:span> <text:span text:style-name="T4">not</text:span> already be available as an open source package, or if it is it <text:span text:style-name="T4">must</text:span> be </text:p>
        </text:list-item>
      </text:list>
      <text:p text:style-name="P14"><text:span text:style-name="T4"><text:tab/><text:tab/></text:span>justified. </text:p>
      <text:list xml:id="list1406447120" text:style-name="L4">
        <text:list-item>
          <text:p text:style-name="P25">Project <text:span text:style-name="T4">must not</text:span> be too simplistic, irrelevant or cliché even if an open source version does not exist. </text:p>
        </text:list-item>
      </text:list>
      <text:list xml:id="list1977957046" text:style-name="L5">
        <text:list-item>
          <text:p text:style-name="P24">All <text:span text:style-name="T4">group</text:span> projects must be licensed to an open source license. It is strongly suggested that individuals working alone license their work to an open source license. </text:p>
        </text:list-item>
        <text:list-item>
          <text:p text:style-name="P24">All projects leveraging (improving, forking, building on top of, etc) open source code must continue using the license of the code used. Projects using other open source software indirectly (IE: MySQL database for storage, Linux as platform or something else that exists on its own) do not need to follow the license of those products. </text:p>
        </text:list-item>
        <text:list-item>
          <text:p text:style-name="P24">If applicable, project <text:span text:style-name="T4">must</text:span> use free creator-owned graphics or free existing graphics</text:p>
        </text:list-item>
        <text:list-item>
          <text:p text:style-name="P24">All projects <text:span text:style-name="T4">must</text:span> use version control software</text:p>
        </text:list-item>
        <text:list-item>
          <text:p text:style-name="P24">All projects <text:span text:style-name="T4">must</text:span> be packaged into an RPM or DEB file</text:p>
        </text:list-item>
        <text:list-item>
          <text:p text:style-name="P24">All projects <text:span text:style-name="T4">must</text:span> have a script to run the software <text:span text:style-name="T4">OR</text:span> an install script (or both)</text:p>
        </text:list-item>
        <text:list-item>
          <text:p text:style-name="P24">Projects may store data in flats files or use a storage engine. </text:p>
        </text:list-item>
        <text:list-item>
          <text:p text:style-name="P24">If using a storage engine, project <text:span text:style-name="T4">must</text:span> use an <text:span text:style-name="T4">existing</text:span> open format storage engine (XML, YAML, couchdb, mysql, etc)</text:p>
        </text:list-item>
        <text:list-item>
          <text:p text:style-name="P24">All projects <text:span text:style-name="T4">must</text:span> have their own configuration directory (IE: folder to hold configuration files and, if applicable, user preference data). If you do not need this, justify it.</text:p>
        </text:list-item>
        <text:list-item>
          <text:p text:style-name="P24">All projects <text:span text:style-name="T4">must</text:span> have proper code documentation and end-user documentation</text:p>
        </text:list-item>
        <text:list-item>
          <text:p text:style-name="P24">All projects <text:span text:style-name="T4">MUST NOT </text:span>be malicious</text:p>
        </text:list-item>
        <text:list-item>
          <text:p text:style-name="P24">All projects <text:span text:style-name="T4">MUST NOT</text:span> store sensitive user data (SSN, etc). Additionally, sensitive data <text:span text:style-name="T4">MUST NOT</text:span> be sent across a network. </text:p>
        </text:list-item>
        <text:list-item>
          <text:p text:style-name="P24">All projects <text:span text:style-name="T4">MUST NOT </text:span>obfuscate their code </text:p>
        </text:list-item>
        <text:list-item>
          <text:p text:style-name="P24">All projects <text:span text:style-name="T4">MUST </text:span>contain a copy of their corresponding license(s)</text:p>
        </text:list-item>
        <text:list-item>
          <text:p text:style-name="P24">All source code files (.c, .py, .java, etc) <text:span text:style-name="T4">MUST </text:span>contain the corresponding licensing info at the top of the file</text:p>
        </text:list-item>
        <text:list-item>
          <text:p text:style-name="P24">All source code files (.c, .py, .java, etc) <text:span text:style-name="T4">MUST</text:span> be well commented</text:p>
        </text:list-item>
        <text:list-item>
          <text:p text:style-name="P24">All projects <text:span text:style-name="T7">MUST</text:span><text:span text:style-name="T4"> </text:span>give credit and licensing info of leveraged source code, libraries, etc.</text:p>
        </text:list-item>
      </text:list>
      <text:p text:style-name="P15"/>
      <text:p text:style-name="P7"/>
      <text:p text:style-name="P7"><text:tab/><text:span text:style-name="T4">Submitting your work:</text:span></text:p>
      <text:p text:style-name="P7"><text:span text:style-name="T4"><text:tab/></text:span>All work(source code, documents, man pages, diagrams, graphics, etc.) must have your team <text:tab/>members names in them, the corresponding licensing info in the top of source code files and a <text:tab/>copy of the corresponding license(s). <text:span text:style-name="T4">You may choose to name your development team, as <text:tab/>well.</text:span></text:p>
      <text:p text:style-name="P13"/>
      <text:p text:style-name="P13"/>
      <text:p text:style-name="P17"><text:tab/></text:p>
      <text:p text:style-name="P13"><text:tab/>Grading:</text:p>
      <text:list xml:id="list1944569076" text:style-name="L6">
        <text:list-item>
          <text:p text:style-name="P26">Severe points will be taken off for poor code quality, and the project will not be released</text:p>
        </text:list-item>
        <text:list-item>
          <text:p text:style-name="P26">Points will be lost for missing code documentation, missing end-user documentation, uncommented code, missing licensing information, missing license copies, etc</text:p>
        </text:list-item>
        <text:list-item>
          <text:p text:style-name="P26">Points will be taken off for obfuscating code</text:p>
        </text:list-item>
        <text:list-item>
          <text:p text:style-name="P26">Points will be taken off for not using version control software</text:p>
        </text:list-item>
        <text:list-item>
          <text:p text:style-name="P26">Points will be taken off for not providing an RPM or DEB file</text:p>
        </text:list-item>
        <text:list-item>
          <text:p text:style-name="P26">Points will be taken off for not providing a script to run the software or an install script</text:p>
        </text:list-item>
        <text:list-item>
          <text:p text:style-name="P26">You will fail for using non-free graphics</text:p>
        </text:list-item>
        <text:list-item>
          <text:p text:style-name="P27"><text:span text:style-name="T5">You will fail for not </text:span><text:span text:style-name="T5">giving credit and licensing info of leveraged source code, libraries, etc.</text:span></text:p>
        </text:list-item>
        <text:list-item>
          <text:p text:style-name="P26">You will fail for using malicious code</text:p>
        </text:list-item>
        <text:list-item>
          <text:p text:style-name="P26">You will fail for using proprietary code</text:p>
        </text:list-item>
        <text:list-item>
          <text:p text:style-name="P26">You will fail for storing or transmitting sensitive data (SSN, etc)</text:p>
        </text:list-item>
        <text:list-item>
          <text:p text:style-name="P27"><text:span text:style-name="T5">Bonus points </text:span><text:span text:style-name="T4">may </text:span><text:span text:style-name="T5">be awarded if the project works on </text:span></text:p>
          <text:list>
            <text:list-item>
              <text:p text:style-name="P27"><text:span text:style-name="T5">Linux </text:span><text:span text:style-name="T4">AND </text:span><text:span text:style-name="T5">Microsoft Windows </text:span></text:p>
            </text:list-item>
            <text:list-item>
              <text:p text:style-name="P27"><text:span text:style-name="T5">Linux </text:span><text:span text:style-name="T4">AND</text:span><text:span text:style-name="T5"> Apple OS X</text:span></text:p>
            </text:list-item>
            <text:list-item>
              <text:p text:style-name="P27"><text:span text:style-name="T5">Linux </text:span><text:span text:style-name="T4">AND </text:span><text:span text:style-name="T5">Android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roid Sans Fallback1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5438in" style:rel-column-width="14609*"/>
    </style:style>
    <style:style style:name="Table2.B" style:family="table-column">
      <style:table-column-properties style:column-width="5.3813in" style:rel-column-width="5092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MP1" style:family="paragraph" style:parent-style-name="Table_20_Contents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MP2" style:family="paragraph" style:parent-style-name="Table_20_Contents">
      <style:text-properties fo:font-weight="bold" style:font-weight-asian="bold" style:font-weight-complex="bold"/>
    </style:style>
    <style:style style:name="MT1" style:family="text">
      <style:text-properties style:text-position="super 58%" style:font-name="Times New Roman1" fo:font-size="20pt" style:font-name-asian="Times New Roman1" style:font-size-asian="20pt" style:font-name-complex="Times New Roman1" style:font-size-complex="20pt"/>
    </style:style>
    <style:style style:name="MT2" style:family="text">
      <style:text-properties style:font-name="Times New Roman1" style:font-name-asian="Droid Sans Fallback1" style:font-name-complex="Times New Roman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R<text:span text:style-name="MT1">●</text:span>I<text:span text:style-name="MT1">●</text:span>T</text:p>
            </table:table-cell>
            <table:table-cell table:style-name="Table2.B1" office:value-type="string">
              <text:p text:style-name="MP2">Rochester Institute of Technology<text:tab/> </text:p>
              <text:p text:style-name="MP2">Golisano College of Computing and Information Sciences </text:p>
              <text:p text:style-name="MP2">Department of Information Sciences and Technology </text:p>
            </table:table-cell>
          </table:table-row>
        </table:table>
        <text:p text:style-name="Header"/>
      </style:header>
      <style:footer>
        <text:p text:style-name="Footer">Final Project Specifications<text:tab/> <text:s text:c="82"/>Page <text:page-number text:select-page="current">3</text:page-number> of <text:page-count>3</text:page-count></text:p>
        <text:p text:style-name="Footer"><draw:frame draw:style-name="Mfr1" draw:name="graphics1" text:anchor-type="paragraph" svg:x="2.7917in" svg:y="0.2457in" svg:width="1.3425in" svg:height="0.4693in" draw:z-index="2"><draw:image xlink:href="Pictures/10000201000001930000008D0A797014.png" xlink:type="simple" xlink:show="embed" xlink:actuate="onLoad"/></draw:frame>Software Development on Linux Systems <text:tab/> <text:s text:c="59"/><text:span text:style-name="MT2">© Cody Van De Mar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 </meta:initial-creator>
    <meta:creation-date>2011-05-30T01:50:03</meta:creation-date>
    <dc:date>2012-02-29T00:02:27</dc:date>
    <dc:creator>Ren </dc:creator>
    <meta:editing-duration>PT5H39M48S</meta:editing-duration>
    <meta:editing-cycles>75</meta:editing-cycles>
    <meta:generator>LibreOffice/3.3$Unix LibreOffice_project/330m19$Build-401</meta:generator>
    <meta:document-statistic meta:table-count="1" meta:image-count="1" meta:object-count="0" meta:page-count="3" meta:paragraph-count="81" meta:word-count="864" meta:character-count="5123"/>
  </office:meta>
</office:document-meta>
</file>